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2bb16d" style:font-size-asian="14pt" style:font-size-complex="14pt"/>
    </style:style>
    <style:style style:name="P5" style:family="paragraph" style:parent-style-name="Standard">
      <style:text-properties fo:font-size="14pt" officeooo:rsid="002bb16d" officeooo:paragraph-rsid="002bb16d" style:font-size-asian="14pt" style:font-size-complex="14pt"/>
    </style:style>
    <style:style style:name="P6" style:family="paragraph" style:parent-style-name="Standard">
      <style:text-properties fo:font-size="14pt" officeooo:rsid="002bb16d" officeooo:paragraph-rsid="002d1b68" style:font-size-asian="14pt" style:font-size-complex="14pt"/>
    </style:style>
    <style:style style:name="P7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paragraph-rsid="002bb16d" style:font-size-asian="20pt" style:font-weight-asian="bold" style:font-size-complex="20pt" style:font-weight-complex="bold"/>
    </style:style>
    <style:style style:name="P10" style:family="paragraph" style:parent-style-name="Standard">
      <style:text-properties style:text-position="0% 100%" style:font-name="Liberation Serif" fo:font-size="14pt" fo:font-style="normal" fo:font-weight="normal" officeooo:rsid="002bb16d" officeooo:paragraph-rsid="002bb16d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1" style:family="paragraph" style:parent-style-name="Standard">
      <style:text-properties style:text-position="0% 100%" style:font-name="Liberation Serif" fo:font-size="14pt" fo:font-style="normal" fo:font-weight="normal" officeooo:rsid="0029e5c1" officeooo:paragraph-rsid="002bb16d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2" style:family="paragraph" style:parent-style-name="Standard">
      <style:text-properties style:text-position="0% 100%" style:font-name="Liberation Serif" fo:font-size="14pt" fo:font-style="normal" fo:font-weight="normal" officeooo:rsid="002d1b68" officeooo:paragraph-rsid="002d1b68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3" style:family="paragraph" style:parent-style-name="Standard">
      <style:text-properties style:text-position="0% 100%" style:font-name="Liberation Serif" fo:font-size="14pt" fo:font-style="normal" fo:font-weight="normal" officeooo:rsid="002ecec1" officeooo:paragraph-rsid="002ecec1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4" style:family="paragraph" style:parent-style-name="Standard">
      <style:text-properties style:text-position="0% 100%" style:font-name="Liberation Serif" fo:font-size="14pt" fo:font-style="normal" fo:font-weight="normal" officeooo:rsid="002f2902" officeooo:paragraph-rsid="002f2902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5" style:family="paragraph" style:parent-style-name="Standard">
      <style:text-properties style:text-position="0% 100%" style:font-name="Liberation Serif" fo:font-size="14pt" fo:font-style="normal" fo:font-weight="normal" officeooo:rsid="0031752c" officeooo:paragraph-rsid="0031752c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6" style:family="paragraph" style:parent-style-name="Standard">
      <style:text-properties style:text-position="0% 100%" style:font-name="Liberation Serif" fo:font-size="14pt" fo:font-style="normal" fo:font-weight="bold" officeooo:rsid="002f2902" officeooo:paragraph-rsid="002f2902" style:font-name-asian="DejaVu Sans" style:font-size-asian="12.25pt" style:font-style-asian="normal" style:font-weight-asian="bold" style:font-name-complex="Lohit Hindi" style:font-size-complex="14pt" style:font-style-complex="normal" style:font-weight-complex="bold"/>
    </style:style>
    <style:style style:name="P17" style:family="paragraph" style:parent-style-name="Standard">
      <style:text-properties style:text-position="0% 100%" style:font-name="Liberation Serif" fo:font-size="14pt" fo:font-style="normal" fo:font-weight="normal" officeooo:rsid="0031752c" officeooo:paragraph-rsid="0031752c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8" style:family="paragraph" style:parent-style-name="Standard">
      <style:text-properties style:text-position="0% 100%" style:font-name="Liberation Serif" fo:font-size="14pt" fo:font-style="normal" fo:font-weight="normal" officeooo:rsid="0031752c" officeooo:paragraph-rsid="003578f7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9" style:family="paragraph" style:parent-style-name="Standard">
      <style:text-properties style:text-position="0% 100%" style:font-name="Liberation Serif" fo:font-size="14pt" fo:font-style="normal" fo:font-weight="normal" officeooo:rsid="00349411" officeooo:paragraph-rsid="00349411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0" style:family="paragraph" style:parent-style-name="Standard">
      <style:text-properties style:text-position="0% 100%" style:font-name="Liberation Serif" fo:font-size="14pt" fo:font-style="normal" fo:font-weight="normal" officeooo:rsid="00349411" officeooo:paragraph-rsid="003578f7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1" style:family="paragraph" style:parent-style-name="Standard">
      <style:text-properties style:text-position="0% 100%" style:font-name="Liberation Serif" fo:font-size="14pt" fo:font-style="normal" fo:font-weight="normal" officeooo:rsid="003578f7" officeooo:paragraph-rsid="003578f7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2" style:family="paragraph" style:parent-style-name="Standard">
      <style:text-properties style:text-position="0% 100%" style:font-name="Liberation Serif" fo:font-size="14pt" fo:font-style="normal" fo:font-weight="normal" officeooo:rsid="003591ac" officeooo:paragraph-rsid="003591ac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3" style:family="paragraph" style:parent-style-name="Standard">
      <style:text-properties style:text-position="0% 100%" style:font-name="Liberation Serif" fo:font-size="14pt" fo:font-style="normal" fo:font-weight="bold" officeooo:rsid="0035e0dc" officeooo:paragraph-rsid="0035e0dc" style:font-name-asian="DejaVu Sans" style:font-size-asian="12.25pt" style:font-style-asian="normal" style:font-weight-asian="bold" style:font-name-complex="Lohit Hindi" style:font-size-complex="14pt" style:font-style-complex="normal" style:font-weight-complex="bold"/>
    </style:style>
    <style:style style:name="P24" style:family="paragraph" style:parent-style-name="Standard">
      <style:text-properties style:text-position="0% 100%" style:font-name="Liberation Serif" fo:font-size="14pt" fo:font-style="normal" fo:font-weight="bold" officeooo:rsid="00367036" officeooo:paragraph-rsid="00367036" style:font-name-asian="DejaVu Sans" style:font-size-asian="12.25pt" style:font-style-asian="normal" style:font-weight-asian="bold" style:font-name-complex="Lohit Hindi" style:font-size-complex="14pt" style:font-style-complex="normal" style:font-weight-complex="bold"/>
    </style:style>
    <style:style style:name="T1" style:family="text">
      <style:text-properties style:text-position="0% 100%" style:font-name="Liberation Serif" fo:font-style="normal" fo:font-weight="normal" style:font-name-asian="DejaVu Sans" style:font-size-asian="12.25pt" style:font-style-asian="normal" style:font-weight-asian="normal" style:font-name-complex="Lohit Hindi" style:font-style-complex="normal" style:font-weight-complex="normal"/>
    </style:style>
    <style:style style:name="T2" style:family="text">
      <style:text-properties style:text-position="0% 100%" style:font-name="Liberation Serif" fo:font-style="normal" fo:font-weight="normal" officeooo:rsid="002bb16d" style:font-name-asian="DejaVu Sans" style:font-size-asian="12.25pt" style:font-style-asian="normal" style:font-weight-asian="normal" style:font-name-complex="Lohit Hindi" style:font-style-complex="normal" style:font-weight-complex="normal"/>
    </style:style>
    <style:style style:name="T3" style:family="text">
      <style:text-properties style:text-position="0% 100%" style:font-name="Liberation Serif" fo:font-style="normal" fo:font-weight="normal" officeooo:rsid="002d1b68" style:font-name-asian="DejaVu Sans" style:font-size-asian="12.25pt" style:font-style-asian="normal" style:font-weight-asian="normal" style:font-name-complex="Lohit Hindi" style:font-style-complex="normal" style:font-weight-complex="normal"/>
    </style:style>
    <style:style style:name="T4" style:family="text">
      <style:text-properties style:text-position="0% 100%" style:font-name="Liberation Serif" fo:font-style="normal" fo:font-weight="bold" style:font-name-asian="DejaVu Sans" style:font-size-asian="12.25pt" style:font-style-asian="normal" style:font-weight-asian="bold" style:font-name-complex="Lohit Hindi" style:font-style-complex="normal" style:font-weight-complex="bold"/>
    </style:style>
    <style:style style:name="T5" style:family="text">
      <style:text-properties style:text-position="0% 100%" style:font-name="Liberation Serif" fo:font-style="normal" fo:font-weight="bold" officeooo:rsid="002bb16d" style:font-name-asian="DejaVu Sans" style:font-size-asian="12.25pt" style:font-style-asian="normal" style:font-weight-asian="bold" style:font-name-complex="Lohit Hindi" style:font-style-complex="normal" style:font-weight-complex="bold"/>
    </style:style>
    <style:style style:name="T6" style:family="text">
      <style:text-properties officeooo:rsid="002bb16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31752c"/>
    </style:style>
    <style:style style:name="T9" style:family="text">
      <style:text-properties officeooo:rsid="0031a5ac"/>
    </style:style>
    <style:style style:name="T10" style:family="text">
      <style:text-properties officeooo:rsid="003591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2"><text:span text:style-name="T6">Multiple Multiply fmmu</text:span>.</text:p>
      <text:p text:style-name="P1">Richard Parker <text:span text:style-name="T6">29.6.2017</text:span></text:p>
      <text:p text:style-name="P7"/>
      <text:p text:style-name="P8">Section 1 – Introduction</text:p>
      <text:p text:style-name="P3"/>
      <text:p text:style-name="P5">It has become apparent that the "fmul" routine is inadequate for the long-term future, and this document is my attempt to work out what is needed.</text:p>
      <text:p text:style-name="P10"/>
      <text:p text:style-name="P4"><text:span text:style-name="T2">One issue is that matrix B (at least) can usefully be in different </text:span><text:span text:style-name="T5">forms</text:span><text:span text:style-name="T2">. <text:s/>Permutations and tensor products are two particular cases, but there will no-doubt be others.</text:span></text:p>
      <text:p text:style-name="P4"/>
      <text:p text:style-name="P4"><text:span text:style-name="T2">Another issue is that split (spin) and standard base can both usefully give a </text:span><text:span text:style-name="T5">list</text:span><text:span text:style-name="T2"> of files for matrix A, rather than a single one. <text:s/>Matrix C comes out, however, as the concatenation of all the vectors in all the input files multiplied by the matrix.</text:span></text:p>
      <text:p text:style-name="P10"/>
      <text:p text:style-name="P10"/>
      <text:p text:style-name="P10">A third issue is that there needs to be some sort of structure in common between the z, f and m layers, containing at least a set field and an initial substring so that temporary files can be placed according to the user's wishes - possibly not in the current directory, as now.</text:p>
      <text:p text:style-name="P11"/>
      <text:p text:style-name="P9">Section <text:span text:style-name="T6">2</text:span> – <text:span text:style-name="T6">Forms and strategies.</text:span></text:p>
      <text:p text:style-name="P4"/>
      <text:p text:style-name="P5"><text:span text:style-name="T4">Strategy I</text:span><text:span text:style-name="T1"> - read in matrix B and then read through all the parts of A to make the vectors.</text:span></text:p>
      <text:p text:style-name="P10">This is the strategy that requires the treatment of the various forms of the matrix.</text:p>
      <text:p text:style-name="P10">There are currently three values for hdr[0] (the "form"), namely</text:p>
      <text:p text:style-name="P10">1. <text:s/>A matrix in Dfmt. <text:s/>This is the only case that is currently used.</text:p>
      <text:p text:style-name="P10">2. <text:s/>A bit-string. <text:s/>This could perhaps usefully do a column-extract where only the selected columns are required.</text:p>
      <text:p text:style-name="P6"><text:span text:style-name="T1">3. <text:s/>A permutation or map, with uint64_t points. <text:s/></text:span><text:span text:style-name="T3">This needs to be consistent about alias and alibi . . . each entry specifies where in the row the 1-bit lives. <text:s/>Hence the first entry specifies where the first entry of each row should go in the result.</text:span></text:p>
      <text:p text:style-name="P12"/>
      <text:p text:style-name="P12">Further forms will be added soon, including at least some of</text:p>
      <text:p text:style-name="P12">a) <text:s/>Tensor product. <text:s/>There are two matrices in the file, and the corresponding full matrix is the tensor product of the transpose of A with B. <text:s/>It is actually A and the transpose of B that are stored, however (at least I think this is the case!)</text:p>
      <text:p text:style-name="P12">b) <text:s/>Monomials. <text:s/>The file contains a list of pairs, where the first is as in permutations and the second is the field element at that position.</text:p>
      <text:p text:style-name="P12"><text:soft-page-break/>c) Induced representations. <text:s/>The file contains a permutation (on a smaller number of points) and a sequence of small matrices, one for each entry in the permutation.</text:p>
      <text:p text:style-name="P12">d) Sparsified matrix. <text:s/>Some rows are as in a permutation, and some rows are given in full. <text:s/>This is needed for characteristic polynomial computations, and may be more generally useful.</text:p>
      <text:p text:style-name="P13">e) permutation condensation, where each row has a collection of entries, all of them 1.</text:p>
      <text:p text:style-name="P13"/>
      <text:p text:style-name="P16">Strategy II<text:span text:style-name="T7"> - read in a chunk of A, then pass through matrix B and write out that chunk, repeating as necessary until all of A is processed.</text:span></text:p>
      <text:p text:style-name="P14">This is the strategy needed for huge direct splitting.</text:p>
      <text:p text:style-name="P14"/>
      <text:p text:style-name="P16">Strategy III<text:span text:style-name="T7"> - chop the matrices up first.</text:span></text:p>
      <text:p text:style-name="P14">There comes a time when strategy II does too much disk IO, and that a faster method is to chop matrices up in various ways. <text:s/>Need to think exactly what is going on here, as there are three dimensions in which to chop, and it is not immediately obvious which ones are useful. <text:s/>Chopping the rows of A/C happens in strategy II, but when we read a chunk of matrix B, the number of rows of A/C that we are doing is limited by the memory A/C takes up.</text:p>
      <text:p text:style-name="P14"/>
      <text:p text:style-name="P14">Hence it appears that by chopping A vertically and B horizontally, we could store more rows of A/C and hence do more work per pass of matrix B, at the expense of a single pass through matrix A to perform the disk chopping.</text:p>
      <text:p text:style-name="P14"/>
      <text:p text:style-name="P14">Another approach is to chop matrix B into small enough pieces that they fit in memory and are suitable for strategy I. <text:s/>This could be done vertically, horizontally or both . . . there seem to be an endless supply of strategies!<text:span text:style-name="T8"> <text:s/>Strassen and extension fields add yet further possibilities.</text:span></text:p>
      <text:p text:style-name="P14"/>
      <text:p text:style-name="P15">Let's try to make some sort of start. <text:s/>Suppose we chop in just one direction . . . what is the effect?</text:p>
      <text:p text:style-name="P15"/>
      <text:p text:style-name="P15">Suppose first we chop the rows of A/C. <text:s/>The result is that we need to read B multiple times, and we use strategy II for the multiplication.</text:p>
      <text:p text:style-name="P15"/>
      <text:p text:style-name="P15">Second suppose we chop A vertically and B horizontally. <text:s/>Then we need to read and write C multiple times, and strategy I is appropriate.</text:p>
      <text:p text:style-name="P15"/>
      <text:p text:style-name="P15">Thirdly we could chop B and C vertically. <text:s/>Then we must read through A multiple times, and again strategy <text:span text:style-name="T9">I</text:span> is the way to go..</text:p>
      <text:p text:style-name="P15"/>
      <text:p text:style-name="P15">It seems to me that all three of these would have a place if the matrix being accessed multiple times were small, and in particular if A (but not C) or C (but not A) fits in memory, the latter two methods become supreme.</text:p>
      <text:p text:style-name="P15"/>
      <text:p text:style-name="P19">OK, I think the time has come for a sensible list of strategies. <text:s/>I'll make it as long as I can, in the hopes of covering everything</text:p>
      <text:p text:style-name="P19"><text:soft-page-break/></text:p>
      <text:p text:style-name="P21">Case 1. <text:s/>No chopping is done at all, and strategy I is used for multiplication. <text:s/>B must fit in memory, and horizontal slices of A/C are processed in turn.</text:p>
      <text:p text:style-name="P21"/>
      <text:p text:style-name="P21">Case 2. <text:s/>No chopping is done at all, and strategy II is used for multiplication. <text:s/>A and C must fit in memory, and horizontal slices of B are processed in turn.</text:p>
      <text:p text:style-name="P21"/>
      <text:p text:style-name="P21">Case 3. <text:s/>A is chopped vertically only. <text:s/>C must fit in memory, along with a horizontal slice of B. <text:s/>Strategy I is used for multiplication, except that C is not written out for each vertical slice of A.</text:p>
      <text:p text:style-name="P21"/>
      <text:p text:style-name="P21">Case 4. <text:s/>A is chopped vertically only, and C is again held in memory, but it is a vertical slice of A that is held in memory and strategy II is used for multiplication, except that the same C is used for each vertical slice of A as we proceed down matrix B.</text:p>
      <text:p text:style-name="P21"/>
      <text:p text:style-name="P22">Case 5. <text:s/>B and C are chopped vertically, and A must be passed in its entirety that many times. <text:s/>Strategy I is used for multiplication, so that a vertical slice of B must fit in memory.</text:p>
      <text:p text:style-name="P22"/>
      <text:p text:style-name="P22">Case 6. <text:s/>B and C are chopped vertically. <text:s/>Strategy II is used for multiplication, so that all of A and a strip of C must fit in memory.</text:p>
      <text:p text:style-name="P22"/>
      <text:p text:style-name="P22">Case 7. <text:s/>A and C are chopped horizontally and strategy II used. <text:s/>B must be passed that many times. <text:s/>A strip of A and a strip of C must fit in memory.</text:p>
      <text:p text:style-name="P19"/>
      <text:p text:style-name="P19">Case <text:span text:style-name="T10">8</text:span>. <text:s/>B is chopped in both directions,<text:span text:style-name="T10"> A and C chopped vertically. <text:s/>S</text:span>trategy I is used for multiplication.<text:span text:style-name="T10"> <text:s/>A block of B fits in memory and might as well live there for its whole life. <text:s/>Strips of A and C are processed P and Q times respectively.</text:span></text:p>
      <text:p text:style-name="P19"/>
      <text:p text:style-name="P20">Case <text:span text:style-name="T10">9</text:span>. <text:s/><text:span text:style-name="T10">All three matrices are chopped in all three directions, </text:span>and strategy II is used for multiplication<text:span text:style-name="T10"> so that memory needs to hold a block of A and a block of C. <text:s/>All three matrices are processed multiple times</text:span></text:p>
      <text:p text:style-name="P18"/>
      <text:p text:style-name="P23">Strategy 1 cases.</text:p>
      <text:p text:style-name="P23"><text:span text:style-name="T7"/></text:p>
      <text:p text:style-name="P23"><text:span text:style-name="T7">In general, matrix A is chopped into P vertical slices, matrix B is chopped P times horizontally and Q times vertically, and matrix C is chopped Q times vertically. <text:s/>B/(P*Q) must fit in memory as strategy I is in use. <text:s/>There are four cases, depending on whether P=1 and Q=1.</text:span></text:p>
      <text:p text:style-name="P23"><text:span text:style-name="T7"/></text:p>
      <text:p text:style-name="P23"><text:span text:style-name="T7">Case IA is a simple strategy I call to mmul with no disk chopping.</text:span></text:p>
      <text:p text:style-name="P23"><text:span text:style-name="T7">Case IB is where A is chopped into P&gt;1 vertical slices and then each horizontal slice of B is processed against a vertical slice of A and added into matrix C. <text:s/>There are two subcases, IB1 if C fits in memory and IB2 if it does not and must be passed (with addition) P times.</text:span></text:p>
      <text:p text:style-name="P23"><text:span text:style-name="T7">Case IC is where B and C are chopped vertically into Q slices and then processed against matrix A. <text:s/>There are two sub-cases IC1 where A fits in memory and IC2 where it does not and </text:span><text:soft-page-break/><text:span text:style-name="T7">must be passed Q times.</text:span></text:p>
      <text:p text:style-name="P23"><text:span text:style-name="T7">Case ID is where A is chopped into P vertical slices, C into Q vertical slices and matrix B horizontally into P parts and vertically into Q parts. <text:s/>Each block of matrix B is processed in turn (just once) against the correct vertical strip of both A (each read Q times) and C (each read and written P times). <text:s/></text:span></text:p>
      <text:p text:style-name="P23"><text:span text:style-name="T7"/></text:p>
      <text:p text:style-name="P24">Strategy II cases.</text:p>
      <text:p text:style-name="P24"><text:span text:style-name="T7"/></text:p>
      <text:p text:style-name="P24"><text:span text:style-name="T7">In this case there are three chopping factors, as both A and C are chopped horizontally R times as well the P and Q chopping mentioned above. <text:s/>One block of A and one block of C must fit together in memory. <text:s/>There are 8 cases depending on which of P, Q and R are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06-29T17:03:23.772150281</dc:date>
    <meta:editing-duration>P4DT1H2M58S</meta:editing-duration>
    <meta:editing-cycles>388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4" meta:paragraph-count="50" meta:word-count="1458" meta:character-count="7684" meta:non-whitespace-character-count="6218"/>
  </office:meta>
</office:document-meta>
</file>